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1.905cm" svg:x="5.064cm" svg:y="8.493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1.778cm" svg:x="11.414cm" svg:y="13.192cm">
          <text:p text:style-name="P1">Session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286cm" svg:height="1.651cm" svg:x="4.302cm" svg:y="6.334cm">
          <text:p text:style-name="P2"><text:span text:style-name="T1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1.397cm" svg:x="6.207cm" svg:y="5.191cm">
          <text:p text:style-name="P1">use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56cm" svg:height="1.778cm" svg:x="1cm" svg:y="4.683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048cm" svg:height="1.651cm" svg:x="9.001cm" svg:y="6.334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509cm" svg:y1="7.731cm" svg:x2="8.493cm" svg:y2="8.493cm">
          <text:p/>
        </draw:line>
        <draw:line draw:style-name="gr2" draw:text-style-name="P1" draw:layer="layout" svg:x1="7.731cm" svg:y1="6.588cm" svg:x2="7.35cm" svg:y2="8.493cm">
          <text:p/>
        </draw:line>
        <draw:line draw:style-name="gr2" draw:text-style-name="P1" draw:layer="layout" svg:x1="5.445cm" svg:y1="7.985cm" svg:x2="5.572cm" svg:y2="8.493cm">
          <text:p/>
        </draw:line>
        <draw:line draw:style-name="gr2" draw:text-style-name="P1" draw:layer="layout" svg:x1="2.397cm" svg:y1="6.461cm" svg:x2="5.064cm" svg:y2="8.62cm">
          <text:p/>
        </draw:line>
        <draw:custom-shape draw:style-name="gr1" draw:text-style-name="P2" draw:layer="layout" svg:width="3.429cm" svg:height="1.651cm" svg:x="12.43cm" svg:y="10.525cm">
          <text:p text:style-name="P2"><text:span text:style-name="T1">session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1.905cm" svg:x="16.621cm" svg:y="12.43cm">
          <text:p text:style-name="P1">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1.778cm" svg:x="14.208cm" svg:y="15.986cm">
          <text:p text:style-name="P1">tokenIdent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.097cm" svg:y1="16.113cm" svg:x2="14.589cm" svg:y2="14.97cm">
          <text:p/>
        </draw:line>
        <draw:line draw:style-name="gr2" draw:text-style-name="P1" draw:layer="layout" svg:x1="16.748cm" svg:y1="13.7cm" svg:x2="15.351cm" svg:y2="13.954cm">
          <text:p/>
        </draw:line>
        <draw:line draw:style-name="gr2" draw:text-style-name="P1" draw:layer="layout" svg:x1="14.081cm" svg:y1="12.176cm" svg:x2="13.827cm" svg:y2="13.192cm">
          <text:p/>
        </draw:line>
        <draw:custom-shape draw:style-name="gr1" draw:text-style-name="P1" draw:layer="layout" svg:width="2.667cm" svg:height="2.667cm" svg:x="5.572cm" svg:y="12.176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1.414cm" svg:y1="14.081cm" svg:x2="8.112cm" svg:y2="13.573cm">
          <text:p/>
        </draw:line>
        <draw:line draw:style-name="gr3" draw:text-style-name="P1" draw:layer="layout" svg:x1="6.842cm" svg:y1="12.176cm" svg:x2="6.842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2-25T18:21:54.696072923</meta:creation-date>
    <dc:date>2014-02-25T18:29:22.684803094</dc:date>
    <dc:creator>root </dc:creator>
    <meta:editing-duration>P0D</meta:editing-duration>
    <meta:editing-cycles>1</meta:editing-cycles>
    <meta:document-statistic meta:object-count="19"/>
    <meta:generator>LibreOffice/4.2.1.1$Linux_X86_64 LibreOffice_project/d7dbbd7842e6a58b0f521599204e827654e1fb8b</meta:generator>
  </office:meta>
</office:document-meta>
</file>